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aux mensuel proportionnel à un taux annuel de 4 %</text:p>
          </table:table-cell>
          <table:table-cell table:number-columns-repeated="3"/>
          <table:table-cell office:value-type="string" calcext:value-type="string">
            <text:p>taux(prop mensuel) = 0.04/12</text:p>
          </table:table-cell>
          <table:table-cell/>
          <table:table-cell office:value-type="string" calcext:value-type="string">
            <text:p>0.04/12</text:p>
          </table:table-cell>
        </table:table-row>
        <table:table-row table:style-name="ro1">
          <table:table-cell office:value-type="string" calcext:value-type="string">
            <text:p>taux mensuel équivalent à un taux anuuel de 4 %</text:p>
          </table:table-cell>
          <table:table-cell table:number-columns-repeated="3"/>
          <table:table-cell office:value-type="string" calcext:value-type="string">
            <text:p>taux(equivalent mens) = (1.04)¹/¹² 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x proportionnel trimestriel = taux annuel /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x equivalent trimestriel = (1+tau xannuel)¹/⁴-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cer 5000 et taux annuel de 3.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on laisse les interets sur le compte pendant 3 ans: 5000*(1.035)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on enleve les interets des qu’ils sont versé : interet simple d’une année = 5000*0.035 = 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c a la fin on aura 5000 + 175*3 = 5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 laissant les interets sur le compte au bout de cb de temps on aura 6361.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361.40 = 5000*(1.035)**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035**n = 6361.40/5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g(1.27228) = nlog(1.035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 = 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vret A à 3 % par an, pour disposer de 100 000 dans 8 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ur actuelle = C(n) * (1+t)**-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ur actuelle = 100 000 * (1+0.03)-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ur actuelle = 78940.9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 taux pour placer 5000 pour obtenir 6491.60 dans 7 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(n) = C(0)*(1+t)**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91.60 = 5000*(1+t)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x = (6491.60/5000)¹/⁷ -1 = 3.8 %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cer 500/mois sur livret à 3 % annuel en utilisant taux proportionn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x proportionnel mensuel = 3 %/12 = 0.25 %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bien au bout de 6 ans ? </text:p>
          </table:table-cell>
          <table:table-cell/>
          <table:table-cell office:value-type="string" calcext:value-type="string">
            <text:p>6 ans = 72 mo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ur acquise des sommes versées = somme versée tous les mois * ((1+t)**n-1)/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ur acquise = 500*((1+0.0025)⁷² -1)/0.0025 = 393889.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bien tout les mois pour obtenir 51717.37 au bout de 5 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=C(n)*(t/(1+t)**n -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= 51717.37*(0.0025/(1.0025)⁶⁰ -1) = 800<text:span text:style-name="T1">e</text:span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bien de temps pour 1000<text:span text:style-name="T1">e</text:span> tous les mois pour 139741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((C(n)*t+1)/a)/log(1+t) = 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((139741.42 * 0.0025/1000 )+ 1)/ log(1.0025) = 1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 devrait etre taux pour avoir 250000 avec versement de 1500 mensuel pdt 10 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c 0.5 %</text:p>
          </table:table-cell>
          <table:table-cell office:value-type="string" calcext:value-type="string">
            <text:p>1500*(1+0.005)¹²⁰-1/0.005 = 245819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c 0.53 %</text:p>
          </table:table-cell>
          <table:table-cell office:value-type="string" calcext:value-type="string">
            <text:p>262504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c 0.6 %</text:p>
          </table:table-cell>
          <table:table-cell office:value-type="string" calcext:value-type="string">
            <text:p>25068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fait interpolation avec 0.5 % et 0.5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(x) = 0.5 + (0.53-0.5)*(250000-245819.02)/250681.25-245819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(x)=0.52579 %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ersement de 1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ntre annuelle de 10000 pendant 12 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ation de 5 % laquelle des deux formules est la plsu interessa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(0)=10000*(1-(1+0.05)-¹²)/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(0)=88632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c plus interessant 100000<text:span text:style-name="T1">e</text:span> 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E1:Sheet1.E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erif CJK HK" style:font-size-asian="10pt" style:language-asian="zh" style:country-asian="CN" style:font-name-complex="Noto Serif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1:00:42.435998395</meta:creation-date>
    <dc:date>2024-03-21T10:58:15.043273323</dc:date>
    <meta:editing-duration>PT57M25S</meta:editing-duration>
    <meta:editing-cycles>4</meta:editing-cycles>
    <meta:generator>LibreOffice/7.4.7.2$Linux_X86_64 LibreOffice_project/40$Build-2</meta:generator>
    <meta:document-statistic meta:table-count="1" meta:cell-count="52" meta:object-count="0"/>
  </office:meta>
</office:document-meta>
</file>